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58cm" svg:height="8.813cm" svg:x="0.042cm" svg:y="1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3T14:04:55.082965814</dc:date>
    <meta:editing-duration>PT2M39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259cm" svg:height="8.814cm" xlink:href="." xlink:type="simple" chart:class="chart:scatter" chart:style-name="ch1">
        <chart:plot-area chart:style-name="ch2" chart:data-source-has-labels="both" svg:x="0.305cm" svg:y="0.176cm" svg:width="14.649cm" svg:height="8.462cm">
          <chartooo:coordinate-region svg:x="0.847cm" svg:y="0.375cm" svg:width="14.013cm" svg:height="8.06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4.28626379701574E-016">
                <text:p>4.28626379701574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44327925502017">
                <text:p>0.8443279255020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684547105928687">
                <text:p>0.6845471059286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44991257893129E-015">
                <text:p>2.44991257893129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48689887164851">
                <text:p>-0.2486898871648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587785252292469">
                <text:p>-0.5877852522924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68124552684682">
                <text:p>-0.3681245526846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770513242775791">
                <text:p>0.770513242775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04827052466017">
                <text:p>0.904827052466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44327925502017">
                <text:p>0.8443279255020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69484193876076E-015">
                <text:p>2.69484193876076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